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9cm" table:align="center" fo:background-color="transparent">
        <style:background-image/>
      </style:table-properties>
    </style:style>
    <style:style style:name="Table1.A" style:family="table-column">
      <style:table-column-properties style:column-width="2.988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397cm"/>
    </style:style>
    <style:style style:name="Table1.D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 style:writing-mode="page"/>
    </style:style>
    <style:style style:name="Table2" style:family="table">
      <style:table-properties style:width="17cm" table:align="center" fo:background-color="transparent">
        <style:background-image/>
      </style:table-properties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cm" fo:border="none" style:writing-mode="page"/>
    </style:style>
    <style:style style:name="P1" style:family="paragraph" style:parent-style-name="Standard">
      <style:text-properties style:font-name="FreeSans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reeSans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size="12pt" officeooo:rsid="000a547d" officeooo:paragraph-rsid="000a547d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0a547d" officeooo:paragraph-rsid="000a547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1197a3" officeooo:paragraph-rsid="001197a3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12pt" officeooo:rsid="001197a3" officeooo:paragraph-rsid="001197a3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2pt" officeooo:rsid="0012dd9e" officeooo:paragraph-rsid="0012dd9e" style:font-size-asian="12pt" style:font-size-complex="12pt"/>
    </style:style>
    <style:style style:name="T1" style:family="text">
      <style:text-properties fo:font-size="12pt" fo:font-weight="normal" officeooo:rsid="000bd4cb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c9bae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d4177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197a3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33c78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d417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45a41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ES7, 8, 9, 10, 11 tabla con las innovaciones realizadas. Sé breve.</text:p>
      <text:p text:style-name="P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ES 7</text:p>
          </table:table-cell>
          <table:table-cell table:style-name="Table1.A1" office:value-type="string">
            <text:p text:style-name="P4">ES 8</text:p>
          </table:table-cell>
          <table:table-cell table:style-name="Table1.A1" office:value-type="string">
            <text:p text:style-name="P4">ES 9</text:p>
          </table:table-cell>
          <table:table-cell table:style-name="Table1.A1" office:value-type="string">
            <text:p text:style-name="P4">ES 10</text:p>
          </table:table-cell>
          <table:table-cell table:style-name="Table1.A1" office:value-type="string">
            <text:p text:style-name="P4">ES 11</text:p>
          </table:table-cell>
        </table:table-row>
        <table:table-row table:style-name="Table1.1">
          <table:table-cell table:style-name="Table1.A1" office:value-type="string">
            <text:p text:style-name="P3">Método Array.prototype.includes()</text:p>
          </table:table-cell>
          <table:table-cell table:style-name="Table1.A1" table:number-rows-spanned="3" office:value-type="string">
            <text:p text:style-name="P3">Constructores async/await</text:p>
          </table:table-cell>
          <table:table-cell table:style-name="Table1.A1" office:value-type="string">
            <text:p text:style-name="P3">Operadores rest/spread</text:p>
          </table:table-cell>
          <table:table-cell table:style-name="Table1.A1" office:value-type="string">
            <text:p text:style-name="P3">Varias funciones como Array.flat(), Array.flatMap(), String.trimSmart()...</text:p>
          </table:table-cell>
          <table:table-cell table:style-name="Table1.A1" office:value-type="string">
            <text:p text:style-name="P3">Adición del tipo primitivo BigInt</text:p>
          </table:table-cell>
        </table:table-row>
        <table:table-row table:style-name="Table1.1">
          <table:table-cell table:style-name="Table1.A1" table:number-rows-spanned="2" office:value-type="string">
            <text:p text:style-name="P3">Operador exponencial (**)</text:p>
          </table:table-cell>
          <table:covered-table-cell/>
          <table:table-cell table:style-name="Table1.A1" table:number-rows-spanned="2" office:value-type="string">
            <text:p text:style-name="P3">Iteración asíncrona</text:p>
          </table:table-cell>
          <table:table-cell table:style-name="Table1.A1" table:number-rows-spanned="2" office:value-type="string">
            <text:p text:style-name="P3">Errores adicionales para el bloque catch (try/catch)</text:p>
          </table:table-cell>
          <table:table-cell table:style-name="Table1.A1" office:value-type="string">
            <text:p text:style-name="P3">Operador de unión nula (??)</text:p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Encadenamiento opcional</text:p>
          </table:table-cell>
        </table:table-row>
      </table:table>
      <text:p text:style-name="P2"/>
      <text:p text:style-name="P1">2) ¿Por qué nunca llegó a liberarse la versión 4 de javascript?</text:p>
      <text:p text:style-name="P1"><text:tab/><text:span text:style-name="T1">Se abandonó debido a las diferencias que tenían sus creadores en cuanto a la complejidad que debía tener el lenguaje, muchas características que se propusieron fueron abandonadas o propuestas para la versión ECMAScript Harmony (versión 6)</text:span></text:p>
      <text:p text:style-name="P1">3) ¿Que son las aplicaciones isomórficas?</text:p>
      <text:p text:style-name="P1"><text:tab/><text:span text:style-name="T2">Son aplicaciones que usan el mismo código en los equipos cliente y servidor</text:span></text:p>
      <text:p text:style-name="P1">4) ¿Qué es el gestor de paquetes NPM?</text:p>
      <text:p text:style-name="P1"><text:tab/><text:span text:style-name="T3">Es el administrador de paquetes de JavaScript en Node.js, consiste de una herramienta para publicación y descarga de paquetes y un repositorio que alberga paquetes de JavaScript</text:span></text:p>
      <text:p text:style-name="P1">5) ¿Qué es una app wereable? ¿Con qué tipo de dispositivos se las relaciona?</text:p>
      <text:p text:style-name="P1"><text:tab/><text:span text:style-name="T3">Son aplicaciones diseñadas para accesorios inteligentes como pulseras o relojes.</text:span></text:p>
      <text:p text:style-name="P1">6) Relación entre clojure y clojureScript</text:p>
      <text:p text:style-name="P1"><text:tab/><text:span text:style-name="T6">Clojure está pensado para Java, ClojureScript está relacionado con JavaScript</text:span></text:p>
      <text:p text:style-name="P1">7) Relación entre Scala y ScalaScript</text:p>
      <text:p text:style-name="P1"><text:tab/><text:span text:style-name="T4">Scala está pensado para usarse en múltiples lenguajes de programación, ScalaScript es el nombre que recibe su adaptación JavaScript</text:span></text:p>
      <text:p text:style-name="P1">8) Ventajas y desventajas de usar GitHub, Gitlab y BitBucket. Puedes plantearlo en una tabla de dos filas y tres columnas.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5">GitHub</text:p>
          </table:table-cell>
          <table:table-cell table:style-name="Table2.A1" office:value-type="string">
            <text:p text:style-name="P5">GitLab</text:p>
          </table:table-cell>
          <table:table-cell table:style-name="Table2.A1" office:value-type="string">
            <text:p text:style-name="P5">BitBucket</text:p>
          </table:table-cell>
        </table:table-row>
        <table:table-row table:style-name="Table2.1">
          <table:table-cell table:style-name="Table2.A1" office:value-type="string">
            <text:p text:style-name="P7">Tiene la mayor comunidad de las 3</text:p>
            <text:p text:style-name="P7">Tiene más facilidad para integrarse en otros programas y aplicaciones</text:p>
          </table:table-cell>
          <table:table-cell table:style-name="Table2.A1" office:value-type="string">
            <text:p text:style-name="P6">Gratuito</text:p>
            <text:p text:style-name="P6">Open Source</text:p>
          </table:table-cell>
          <table:table-cell table:style-name="Table2.A1" office:value-type="string">
            <text:p text:style-name="P7">Ofrece la posibilidad de importar proyectos Git de Github y otras plataformas</text:p>
            <text:p text:style-name="P7">Existen ofertas y planes especiales para estudiantes y profesores</text:p>
          </table:table-cell>
        </table:table-row>
        <table:table-row table:style-name="Table2.1">
          <table:table-cell table:style-name="Table2.A1" office:value-type="string">
            <text:p text:style-name="P7">Algunas funciones bloqueadas mediante pagos</text:p>
            <text:p text:style-name="P7">Restricciones de tamaño; un archivo no puede exceder los 100mb, y un repositorio no puede exceder 1Gb</text:p>
          </table:table-cell>
          <table:table-cell table:style-name="Table2.A1" office:value-type="string">
            <text:p text:style-name="P6">Interfaz muy lenta</text:p>
            <text:p text:style-name="P6">El uso de repositorios es problemático</text:p>
          </table:table-cell>
          <table:table-cell table:style-name="Table2.A1" office:value-type="string">
            <text:p text:style-name="P6">No es de código abierto</text:p>
            <text:p text:style-name="P7">Es de pago</text:p>
          </table:table-cell>
        </table:table-row>
      </table:table>
      <text:p text:style-name="P1"/>
      <text:p text:style-name="P1">9) ¿Qué es Chromium?</text:p>
      <text:p text:style-name="P1"><text:tab/><text:span text:style-name="T5">Chromium es la base de código abierto sobre la que están desarrollados varios navegadores, el más notorio es Google Chrome</text:span></text:p>
      <text:p text:style-name="P1"><text:soft-page-break/>10) ¿A qué se refiere el término cross-browser?</text:p>
      <text:p text:style-name="P1"><text:tab/><text:span text:style-name="T7">Se refiere a páginas web o aplicaciones pensadas para funcionar y ser compatibles con múltiples navegadores y dispositivos. Esto se consigue utilizando sólo lenguaje HTML, CSS y JavaScript compatible entre todos los navegadores y motores de renderiz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1:03:50.656247681</meta:creation-date>
    <dc:date>2021-10-05T14:05:55.018229829</dc:date>
    <meta:editing-duration>PT1H10S</meta:editing-duration>
    <meta:editing-cycles>13</meta:editing-cycles>
    <meta:generator>LibreOffice/7.1.6.2$Linux_X86_64 LibreOffice_project/10$Build-2</meta:generator>
    <meta:document-statistic meta:table-count="2" meta:image-count="0" meta:object-count="0" meta:page-count="2" meta:paragraph-count="49" meta:word-count="399" meta:character-count="2587" meta:non-whitespace-character-count="2227"/>
  </office:meta>
</office:document-meta>
</file>